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c7d" officeooo:paragraph-rsid="001b7c7d"/>
    </style:style>
    <style:style style:name="T1" style:family="text">
      <style:text-properties officeooo:rsid="001d5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 <text:s/>1111 1111 1111 1111 <text:s text:c="2"/>1111 <text:s/>1111 <text:s/>1<text:span text:style-name="T1">11</text:span>1 <text:s/>111<text:span text:style-name="T1">1</text:span> <text:s/>1 <text:s text:c="7"/>1 <text:s text:c="7"/>1 <text:s/>11<text:span text:style-name="T1">1</text:span>1 <text:s/>1 <text:s text:c="3"/><text:span text:style-name="T1">1 <text:s text:c="2"/></text:span></text:p>
      <text:p text:style-name="P1">1<text:span text:style-name="T1">000</text:span> <text:s/>1 <text:s text:c="3"/>1 1 <text:s text:c="3"/>1 1 <text:s text:c="5"/>1 <text:s text:c="9"/>1 <text:s text:c="3"/>1 <text:s/>1 <text:s text:c="7"/>1 <text:s text:c="3"/>1 <text:s/>1 <text:s text:c="7"/>1 <text:s text:c="7"/>1 <text:s text:c="7"/>1 <text:s/>1 <text:s text:c="3"/>1 <text:s/>1<text:span text:style-name="T1">1 </text:span><text:s/>1</text:p>
      <text:p text:style-name="P1">11<text:span text:style-name="T1">1</text:span>1 <text:s text:c="2"/>111 1111 1 <text:s text:c="6"/>1111 <text:s text:c="3"/>1111 <text:s/>1111 <text:s/>111<text:span text:style-name="T1">1</text:span> <text:s/>111<text:span text:style-name="T1">1</text:span> <text:s/>1 <text:s text:c="7"/>1 <text:s text:c="7"/>1 <text:s/>1 <text:s text:c="3"/>1 <text:s/>1 <text:span text:style-name="T1">1</text:span> 1</text:p>
      <text:p text:style-name="P1"><text:s text:c="6"/>1 <text:s/>1 <text:s text:c="6"/>1 <text:s text:c="3"/>1 1 <text:s text:c="6"/>1 <text:s text:c="9"/>1 <text:s/>1 <text:s text:c="3"/>1 <text:s text:c="7"/>1 <text:s text:c="3"/>1 <text:s/>1 <text:s text:c="7"/>1 <text:s text:c="7"/>1 <text:s text:c="7"/>1 <text:s/>1 <text:s text:c="3"/>1 <text:s/>1 <text:s/><text:span text:style-name="T1">1</text:span>1</text:p>
      <text:p text:style-name="P1">1111 <text:s/>1 <text:s text:c="6"/>1 <text:s text:c="3"/>1 1111 1111 <text:s text:c="3"/>1 <text:s text:c="2"/>1 <text:s text:c="2"/>1111 <text:s/>11<text:span text:style-name="T1">1</text:span>1 <text:s/>111<text:span text:style-name="T1">1</text:span> <text:s/>111<text:span text:style-name="T1">1</text:span> <text:s/>111<text:span text:style-name="T1">1</text:span> <text:s/>1 <text:s/>1<text:span text:style-name="T1">1</text:span>11 <text:s/>1 <text:s text:c="3"/>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09:37:16.368000000</meta:creation-date>
    <dc:date>2022-04-27T12:41:56.175000000</dc:date>
    <meta:editing-duration>PT2H3M29S</meta:editing-duration>
    <meta:editing-cycles>1</meta:editing-cycles>
    <meta:document-statistic meta:table-count="0" meta:image-count="0" meta:object-count="0" meta:page-count="1" meta:paragraph-count="5" meta:word-count="88" meta:character-count="482" meta:non-whitespace-character-count="173"/>
    <meta:generator>LibreOffice/7.3.1.3$Windows_X86_64 LibreOffice_project/a69ca51ded25f3eefd52d7bf9a5fad8c90b87951</meta:generator>
  </office:meta>
</office:document-meta>
</file>